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text>div </mtext>
      <msub>
        <mrow>
          <mstyle mathvariant="bold">
            <mrow>
              <mi>j</mi>
            </mrow>
          </mstyle>
        </mrow>
        <mn>0</mn>
      </msub>
      <mrow>
        <mi/>
        <mo stretchy="false">=</mo>
        <mi/>
      </mrow>
      <mtext>div </mtext>
      <mtext>rot </mtext>
      <mstyle mathvariant="bold">
        <mrow>
          <mi>H</mi>
        </mrow>
      </mstyle>
      <mrow>
        <mi/>
        <mo stretchy="false">−</mo>
        <mi/>
      </mrow>
      <mtext>div </mtext>
      <mstyle mathvariant="bold">
        <mrow>
          <mi>j</mi>
        </mrow>
      </mstyle>
      <mrow>
        <mi/>
        <mo stretchy="false">=</mo>
        <mi/>
      </mrow>
      <mfrac>
        <mrow>
          <mo stretchy="false">∂</mo>
          <mo stretchy="false">ρ</mo>
        </mrow>
        <mrow>
          <mo stretchy="false">∂</mo>
          <mi>t</mi>
        </mrow>
      </mfrac>
      <mrow>
        <mi/>
        <mo stretchy="false">=</mo>
        <mi/>
      </mrow>
      <mtext>div </mtext>
      <mover accent="true">
        <mstyle mathvariant="bold">
          <mrow>
            <mi>D</mi>
          </mrow>
        </mstyle>
        <mo stretchy="false">˙</mo>
      </mover>
    </mrow>
    <annotation encoding="StarMath 5.0">"div " {bold j} _0 `=` "div " "rot " bold H `-` "div " bold j `=` {partial %rho} over {partial t} `=` "div " dot bold 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2T10:27:41.969000000</meta:creation-date>
    <meta:generator>LibreOffice/4.1.4.2$Windows_x86 LibreOffice_project/0a0440ccc0227ad9829de5f46be37cfb6edcf72</meta:generator>
  </office:meta>
</office:document-meta>
</file>